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7692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c7692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لْك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267_2024259619"/><text:span text:style-name="T3"> </text:span><text:span text:style-name="T2">تَبَـٰرَكككَ </text:span><text:span text:style-name="T5">۰ﻟ﮲</text:span><text:span text:style-name="T2"> بِيَدِهِ </text:span><text:span text:style-name="T5">۱</text:span><text:span text:style-name="T2">لْمُلْــكُ وَهُوَ عَلَــيٰ كُلِّ شَيْءٍ قَدِير٘ؐ </text:span><text:span text:style-name="T3">(1)</text:span><text:span text:style-name="T2"> </text:span><text:span text:style-name="T5">۱ﻟ﮲</text:span><text:span text:style-name="T2"> خَلَقَ </text:span><text:span text:style-name="T5">۰</text:span><text:span text:style-name="T2">لْمَوْتَ وَالْحَيَوٰةَ لِيَبْلُوَكُمُ; أَيُّكُمُ; أَحْسَــنُ عَمَلًؐا وَهُوَ </text:span><text:span text:style-name="T5">۰</text:span><text:span text:style-name="T2">لْعَزۣيزُ </text:span><text:span text:style-name="T5">۴</text:span><text:span text:style-name="T2">لْغَفُورُؐ </text:span><text:span text:style-name="T3">(2)</text:span><text:span text:style-name="T2"> </text:span><text:span text:style-name="T5">۴ﻟ﮲</text:span><text:span text:style-name="T2"> خَلَقَ سَبْعَ سَمَـٰوَ؛تٍ طِبَاقاًؐ مَّا تَرۭيٰ فِى خَلْقِ </text:span><text:span text:style-name="T5">۱</text:span><text:span text:style-name="T2">لرَّحْمَـٰنِ</text:span></text:p>
      <text:p text:style-name="P2" loext:marker-style-name="T2"><text:span text:style-name="T2">مِــن تَفَـٰوُتٍؐ فَارْجِعِ </text:span><text:span text:style-name="T5">۱</text:span><text:span text:style-name="T2">لْبَصَرَ هَلْ تَرۭيٰ مِن فُطُورٍؐ </text:span><text:span text:style-name="T3">(3)</text:span><text:span text:style-name="T2"> ثُمَّ "رْجِعِ </text:span><text:span text:style-name="T5">۱</text:span><text:span text:style-name="T2">لْبَصَرَ كَرَّتَيْنِ يَنقَلِبِ اِلَيْــكَ </text:span><text:span text:style-name="T5">۰</text:span><text:span text:style-name="T2">لْبَصَرُ خَاسِيؗاً وَهُوَ حَسِيرٌؐ </text:span><text:span text:style-name="T3">(4)</text:span><text:span text:style-name="T2"> وَلَقَدْ زَيَّنَّا </text:span><text:span text:style-name="T5">۰</text:span><text:span text:style-name="T2">لسَّمَآءَ </text:span><text:span text:style-name="T5">۰</text:span><text:span text:style-name="T2">لدُّنْيۭا بِمَصَـٰبِيحَ وَجَعَلْنَـٰهَا رُجُوماً لِّلشَّيَـٰطِينِ وَأَعْتَدْنَا لَهُمْ عَذَابَ </text:span><text:span text:style-name="T5">۰</text:span><text:span text:style-name="T2">لسَّعِيرۣؐ </text:span><text:span text:style-name="T3">(5)</text:span><text:span text:style-name="T2"> وَلِلذِيــنَ كَفَرُواْ بِرَبِّهِمْ عَذَابُ جَهَنَّمَؐ وَبِيــسَ </text:span><text:span text:style-name="T5">۰</text:span><text:span text:style-name="T2">لْمَصِيرُؐ </text:span><text:span text:style-name="T3">(6)</text:span><text:span text:style-name="T2"> إِذَآ ٱُلْقُواْ فِيهَا سَمِعُواْ لَهَا شَهِيقاً وَهِيَ تَفُورُ </text:span><text:span text:style-name="T3">(7)</text:span><text:span text:style-name="T2"> تَكَادُ تَمَيَّزُ مِــنَ </text:span><text:span text:style-name="T5">۰</text:span><text:span text:style-name="T2">لْغَيْظِؐ كُلَّمَآ ٱُلْقِيَ فِيهَا فَوْجٌ سَأَلَهُمْ خَزَنَتُهَآ أَلَمْ يَاتِكُمْ نَذِيرٌؐ </text:span><text:span text:style-name="T3">(8)</text:span><text:span text:style-name="T2"> قَالُواْ بَلۭــيٰ قَدْ جَآءَنَا نَذِيرٌ </text:span><text:span text:style-name="T3">(9)</text:span><text:span text:style-name="T2"> فَكَذَّبْنَا وَقُلْنَا مَا نَزَّلَ </text:span><text:span text:style-name="T5">۰</text:span><text:span text:style-name="T2">للَّهُ مِن شَيْءٖ اِنَ اَنتُمُ; إِلاَّ فِى ضَچَــلٍ كَبِيرٍؐ </text:span><text:span text:style-name="T3">(10)</text:span><text:span text:style-name="T2"> وَقَالُواْ لَوْ كُنَّا نَسْمَعُ أَوْ نَعْقِــلُ مَا كُنَّا فِىٓ أَصْحَـٰبِ </text:span><text:span text:style-name="T5">۱</text:span><text:span text:style-name="T2">لسَّعِيرۣؐ </text:span><text:span text:style-name="T3">(11)</text:span><text:span text:style-name="T2"> فَاعْتَرَفُواْ بِذَنۢبِهِمْؐ فَسُحْقاً لَأِّصْحَـٰبِ </text:span><text:span text:style-name="T5">۱</text:span><text:span text:style-name="T2">لسَّعِيرۣؐ </text:span><text:span text:style-name="T3">(12)</text:span><text:span text:style-name="T2"> إِنَّ </text:span><text:span text:style-name="T5">۰</text:span><text:span text:style-name="T2">لذِيــنَ يَخْشَوْنَ رَبَّهُم بِالْغَيْبِ لَهُم مَّغْفِرَةٌ وَأَجْرٌ كَبِيرٌؐ </text:span><text:span text:style-name="T3">(13)</text:span><text:span text:style-name="T2"> وَأَسِرُّواْ قَوْلَكُمُ; أَوۣ 'جْهَرُواْ بِهِؐ“ إِنَّهُ„ عَلِيمٛ بِذَاتِ </text:span><text:span text:style-name="T5">۱</text:span><text:span text:style-name="T2">لصُّدُورۣؐ </text:span><text:span text:style-name="T3">(14)</text:span><text:span text:style-name="T2"> أَلاَ يَعْلَمُ مَــنْ خَلَقَ وَهُوَ </text:span><text:span text:style-name="T5">۰</text:span><text:span text:style-name="T2">للَّطِيفُ </text:span><text:span text:style-name="T5">۴</text:span><text:span text:style-name="T2">لْخَبِيرُؐ </text:span><text:span text:style-name="T3">(15)</text:span><text:span text:style-name="T2"> هُوَ </text:span><text:span text:style-name="T5">۰ﻟ﮲</text:span><text:span text:style-name="T2"> جَعَــلَ لَكُمُ </text:span><text:span text:style-name="T5">۴</text:span><text:span text:style-name="T2">لاَرْضَ ذَلُولًا فَامْشُواْ فِى مَنَاكِبِهَا وَكُلُواْ مِن رّۣزْقِهِؐ” وَإِلَيْهِ </text:span><text:span text:style-name="T5">۱</text:span><text:span text:style-name="T2">لنُّشُورُؐ </text:span><text:span text:style-name="T3">(16)</text:span><text:span text:style-name="T2"> ءَامِنتُم مَّـن فِى </text:span><text:span text:style-name="T5">۱</text:span><text:span text:style-name="T2">لسَّمَآءِ اَ۬نننْ يَّخْسِفَ بِكُمُ </text:span><text:span text:style-name="T5">۴</text:span><text:span text:style-name="T2">لاَرْضَ فَإِذَا هِــيَ تَمُورُؐ </text:span><text:span text:style-name="T3">(17)</text:span><text:span text:style-name="T2"> أَمَ اَمِنتُم مَّـن فِى </text:span><text:span text:style-name="T5">۱</text:span><text:span text:style-name="T2">لسَّمَآءِ اَ۬نْ </text:span><text:soft-page-break/><text:span text:style-name="T2">يُّرْسِــلَ عَلَيْكُمْ حَاصِباًؐ فَسَتَعْلَمُونَ كَيْفَ نَذِيرۣؐ” </text:span><text:span text:style-name="T3">(18)</text:span><text:span text:style-name="T2"> وَلَقَدْ كَذَّبَ </text:span><text:span text:style-name="T5">۰</text:span><text:span text:style-name="T2">لذِيــنَ مِن قَبْلِهِمْؐ فَكَيْفَ كَانَ نَكِيرۣؐ¿ </text:span><text:span text:style-name="T3">(19)</text:span><text:span text:style-name="T2"> ® أَوَلَمْ يَرَوۣاْ اِلَــي </text:span><text:span text:style-name="T5">۰</text:span><text:span text:style-name="T2">لطَّيْرۣ فَوْقَهُمْ صَـٰٓفَّـٰتٍ وَيَقْبِضْــنَؐ مَا يُمْسِكُهُنَّ إِلاَّ </text:span><text:span text:style-name="T5">۰</text:span><text:span text:style-name="T2">لرَّحْمَـٰنُؐ إِنَّهُ„ بِكُلِّ شَيْءٙ بَصِير٘ؐ </text:span><text:span text:style-name="T3">(20)</text:span><text:span text:style-name="T2"> اَمَّــنْ هَـٰذَا </text:span><text:span text:style-name="T5">۰ﻟ﮲</text:span><text:span text:style-name="T2"> هُوَ جُندٌ لَّكُمْ يَنصُرُكُم مِّن دُونِ </text:span><text:span text:style-name="T5">۱</text:span><text:span text:style-name="T2">لرَّحْمَـٰنِؐ إِنِ </text:span><text:span text:style-name="T5">۱</text:span><text:span text:style-name="T2">لْكَـٰفِرُونَ إِلاَّ فِى غُرُورٖؐ </text:span><text:span text:style-name="T3">(21)</text:span><text:span text:style-name="T2"> اَمَّــنْ هَـٰذَا </text:span><text:span text:style-name="T5">۰ﻟ﮲</text:span><text:span text:style-name="T2"> يَرْزُقُكُمُ; إِنَ اَمْسَكَ رۣزْقَهُؐ, بَل لَّجُّواْ فِى عُتُوٍّ وَنُفُورٖؐ </text:span><text:span text:style-name="T3">(22)</text:span><text:span text:style-name="T2"> اَفَمَنْ يَّمْشِى مُكِبّاٗ عَلَيٰ وَجْهِهِ“ أَهْدۭيٰٓ أَمَّنْ يَّمْشِى سَوۣيّاٗ عَلَـيٰ صِرَ؛طٍ مُّسْتَقِيمٍؐ </text:span><text:span text:style-name="T3">(23)</text:span><text:span text:style-name="T2"> قُلْ هُوَ </text:span><text:span text:style-name="T5">۰ﻟ</text:span><text:span text:style-name="T2">ـذِىٓ أَنشَأَكُمْ وَجَعَــلَ لَكُمُ </text:span><text:span text:style-name="T5">۴</text:span><text:span text:style-name="T2">لسَّمْعَ وَالاَبْصَـٰرَ وَالاَفْـِٕدَةَؐ قَلِيلًا مَّا تَشْكُرُونَؐ </text:span><text:span text:style-name="T3">(24)</text:span><text:span text:style-name="T2"> قُلْ هُوَ </text:span><text:span text:style-name="T5">۰ﻟ﮲</text:span><text:span text:style-name="T2"> ذَرَأَكُمْ فِى </text:span><text:span text:style-name="T5">۱</text:span><text:span text:style-name="T2">لاَرْضِ وَإِلَيْهِ تُحْشَرُونَؐ </text:span><text:span text:style-name="T3">(25)</text:span><text:span text:style-name="T2"> وَيَقُولُونَ مَتۭــيٰ هَـٰذَا </text:span><text:span text:style-name="T5">۰</text:span><text:span text:style-name="T2">لْوَعْدُ إِن كُنتُمْ صَـٰدِقِينَؐ </text:span><text:span text:style-name="T3">(26)</text:span><text:span text:style-name="T2"> قُـلِ اِنَّمَا </text:span><text:span text:style-name="T5">۰</text:span><text:span text:style-name="T2">لْعِلْمُ عِندَ </text:span><text:span text:style-name="T5">۰</text:span><text:span text:style-name="T2">للَّهِ وَإِنَّمَآ أَنَا نَذِيرٌ مُّبِينٌؐ </text:span><text:span text:style-name="T3">(27)</text:span><text:span text:style-name="T2"> فَلَمَّا رَأَوْهُ زُلْفَةً سـ۬ـيٓــَٔـــتْ وُجُوهُ </text:span><text:span text:style-name="T5">۴</text:span><text:span text:style-name="T2">لذِيــنَ كَفَرُواْ وَقِيــلَ هَـٰذَا </text:span><text:span text:style-name="T5">۰ﻟ﮲</text:span><text:span text:style-name="T2"> كُنتُم بِهِ” تَدَّعُونَؐ </text:span><text:span text:style-name="T3">(28)</text:span><text:span text:style-name="T2"> قُلَ اَرَ×يْتُمُ; إِنننَ اَهْلَكَنِــيَ </text:span><text:span text:style-name="T5">۰</text:span><text:span text:style-name="T2">للَّهُ وَمَــن مَّعِيَ أَوْ رَحِمَنَا فَمَنْ يُّجِيرُ </text:span><text:span text:style-name="T5">۴</text:span><text:span text:style-name="T2">لْكۭـٰفِـرۣيــنَ مِنْ عَذَابٖ اَلِيمٍؐ </text:span><text:span text:style-name="T3">(29)</text:span><text:span text:style-name="T2"> قُلْ هُوَ </text:span><text:span text:style-name="T5">۰</text:span><text:span text:style-name="T2">لرَّحْمَـٰــنُ ءَامَنَّا بِهِ” وَعَلَيْهِ تَوَكَّلْنَاؐ فَسَتَعْلَمُونَ مَنْ هُوَ فِى ضَچَلٍ مُّبِينٍؐ </text:span><text:span text:style-name="T3">(30)</text:span><text:span text:style-name="T2"> قُلَ اَرَ×يْتُمُ; إِنننَ اَصْبَحَ مَآؤُكُمْ غَوْراً فَمَنْ يَّاتِيكُم بِمَآءٍ مَّعِينٍ </text:span><text:span text:style-name="T3">(31)</text:span><text:span text:style-name="T2"> </text:span><text:bookmark-end text:name="__DdeLink__5267_20242596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4:41.030981499</meta:creation-date>
    <dc:date>2025-03-06T08:06:57.147293727</dc:date>
    <meta:editing-duration>PT3M21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3" meta:word-count="372" meta:character-count="1959" meta:non-whitespace-character-count="1589"/>
  </office:meta>
</office:document-meta>
</file>